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2in"/>
    </style:style>
    <style:style style:name="co2" style:family="table-column">
      <style:table-column-properties fo:break-before="auto" style:column-width="1.2917in"/>
    </style:style>
    <style:style style:name="co3" style:family="table-column">
      <style:table-column-properties fo:break-before="auto" style:column-width="1.4862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4307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1.1528in"/>
    </style:style>
    <style:style style:name="co9" style:family="table-column">
      <style:table-column-properties fo:break-before="auto" style:column-width="2.2055in"/>
    </style:style>
    <style:style style:name="co10" style:family="table-column">
      <style:table-column-properties fo:break-before="auto" style:column-width="0.8299in"/>
    </style:style>
    <style:style style:name="ro1" style:family="table-row">
      <style:table-row-properties style:row-height="0.194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font-name="Calibri" style:font-name-asian="WenQuanYi Micro Hei" style:font-name-complex="Calibri"/>
    </style:style>
    <style:style style:name="ce2" style:family="table-cell" style:parent-style-name="Default" style:data-style-name="N5156"/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svg:width="6.2976in" svg:height="3.5406in" svg:x="8.7366in" svg:y="13.2378in">
            <draw:object draw:notify-on-update-of-ranges="Sheet1.A66:Sheet1.A66 Sheet1.A67:Sheet1.A75 Sheet1.B66:Sheet1.B66 Sheet1.B67:Sheet1.B75 Sheet1.A66:Sheet1.A66 Sheet1.A67:Sheet1.A75 Sheet1.C66:Sheet1.C66 Sheet1.C67:Sheet1.C75 Sheet1.A66:Sheet1.A66 Sheet1.A67:Sheet1.A75 Sheet1.D66:Sheet1.D66 Sheet1.D67:Sheet1.D75 Sheet1.A66:Sheet1.A66 Sheet1.A67:Sheet1.A75 Sheet1.E66:Sheet1.E66 Sheet1.E67:Sheet1.E75 Sheet1.A66:Sheet1.A66 Sheet1.A67:Sheet1.A75 Sheet1.F66:Sheet1.F66 Sheet1.F67:Sheet1.F7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number-columns-repeated="1015" table:default-cell-style-name="Default"/>
        <table:table-row table:style-name="ro1">
          <table:table-cell office:value-type="string">
            <text:p>CACHE SIZE = 1024</text:p>
          </table:table-cell>
          <table:table-cell office:value-type="string">
            <text:p>HIT TIME L1</text:p>
          </table:table-cell>
          <table:table-cell office:value-type="string">
            <text:p>L1 MISS RATE</text:p>
          </table:table-cell>
          <table:table-cell office:value-type="string">
            <text:p>MISS PENALTY</text:p>
          </table:table-cell>
          <table:table-cell office:value-type="string">
            <text:p>L2 READ MISS</text:p>
          </table:table-cell>
          <table:table-cell office:value-type="string">
            <text:p>L1 READ</text:p>
          </table:table-cell>
          <table:table-cell office:value-type="string">
            <text:p>L1 WRITE</text:p>
          </table:table-cell>
          <table:table-cell office:value-type="string">
            <text:p>L2 HIT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55484">
            <text:p>0.155484</text:p>
          </table:table-cell>
          <table:table-cell office:value-type="float" office:value="0.13696">
            <text:p>0.13696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2]+[.C2]*[.H2] +([.E2]/([.F2]+[.G2]))*[.D2]" office:value-type="float" office:value="0.75623512192">
            <text:p>0.756235 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14797">
            <text:p>0.114797</text:p>
          </table:table-cell>
          <table:table-cell office:value-type="float" office:value="0.19346">
            <text:p>0.19346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3]+[.C3]*[.H3] +([.E3]/([.F3]+[.G3]))*[.D3]" office:value-type="float" office:value="0.74821512242">
            <text:p>0.748215 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40329">
            <text:p>0.140329</text:p>
          </table:table-cell>
          <table:table-cell office:value-type="float" office:value="0.15603">
            <text:p>0.15603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4]+[.C4]*[.H4] +([.E4]/([.F4]+[.G4]))*[.D4]" office:value-type="float" office:value="0.75210595731">
            <text:p>0.752106 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4682">
            <text:p>0.14682</text:p>
          </table:table-cell>
          <table:table-cell office:value-type="float" office:value="0.1427">
            <text:p>0.1427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5]+[.C5]*[.H5] +([.E5]/([.F5]+[.G5]))*[.D5]" office:value-type="float" office:value="0.7508898579">
            <text:p>0.750890 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0.13627">
            <text:p>0.13627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CHE SIZE = 2048</text:p>
          </table:table-cell>
          <table:table-cell office:value-type="string">
            <text:p>HIT TIME L1</text:p>
          </table:table-cell>
          <table:table-cell table:number-columns-repeated="102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76515">
            <text:p>0.176515</text:p>
          </table:table-cell>
          <table:table-cell office:value-type="float" office:value="0.0886">
            <text:p>0.0886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9]+[.C9]*[.H9] +([.E9]/([.F9]+[.G9]))*[.D9]" office:value-type="float" office:value="0.7493054822">
            <text:p>0.749305 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2909">
            <text:p>0.12909</text:p>
          </table:table-cell>
          <table:table-cell office:value-type="float" office:value="0.14774">
            <text:p>0.14774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10]+[.C10]*[.H10] +([.E10]/([.F10]+[.G10]))*[.D10]" office:value-type="float" office:value="0.73607386998">
            <text:p>0.736074 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61691">
            <text:p>0.161691</text:p>
          </table:table-cell>
          <table:table-cell office:value-type="float" office:value="0.10714">
            <text:p>0.10714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11]+[.C11]*[.H11] +([.E11]/([.F11]+[.G11]))*[.D11]" office:value-type="float" office:value="0.74520088378">
            <text:p>0.745201 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54496">
            <text:p>0.154496</text:p>
          </table:table-cell>
          <table:table-cell office:value-type="float" office:value="0.09622">
            <text:p>0.09622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12]+[.C12]*[.H12] +([.E12]/([.F12]+[.G12]))*[.D12]" office:value-type="float" office:value="0.73169219094">
            <text:p>0.731692 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80686">
            <text:p>0.180686</text:p>
          </table:table-cell>
          <table:table-cell office:value-type="float" office:value="0.09069">
            <text:p>0.09069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13]+[.C13]*[.H13] +([.E13]/([.F13]+[.G13]))*[.D13]" office:value-type="float" office:value="0.75468487213">
            <text:p>0.754685 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CHE SIZE = 4096</text:p>
          </table:table-cell>
          <table:table-cell office:value-type="string">
            <text:p>HIT TIME L1</text:p>
          </table:table-cell>
          <table:table-cell table:number-columns-repeated="102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82948">
            <text:p>0.182948</text:p>
          </table:table-cell>
          <table:table-cell office:value-type="float" office:value="0.0494">
            <text:p>0.0494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16]+[.C16]*[.H16] +([.E16]/([.F16]+[.G16]))*[.D16]" office:value-type="float" office:value="0.7330739438">
            <text:p>0.733074 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47005">
            <text:p>0.147005</text:p>
          </table:table-cell>
          <table:table-cell office:value-type="float" office:value="0.10017">
            <text:p>0.10017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17]+[.C17]*[.H17] +([.E17]/([.F17]+[.G17]))*[.D17]" office:value-type="float" office:value="0.72648499009">
            <text:p>0.726485 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81131">
            <text:p>0.181131</text:p>
          </table:table-cell>
          <table:table-cell office:value-type="float" office:value="0.07528">
            <text:p>0.07528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18]+[.C18]*[.H18] +([.E18]/([.F18]+[.G18]))*[.D18]" office:value-type="float" office:value="0.74622016456">
            <text:p>0.746220 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85685">
            <text:p>0.185685</text:p>
          </table:table-cell>
          <table:table-cell office:value-type="float" office:value="0.05992">
            <text:p>0.05992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19]+[.C19]*[.H19] +([.E19]/([.F19]+[.G19]))*[.D19]" office:value-type="float" office:value="0.74189336584">
            <text:p>0.741893 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89065">
            <text:p>0.189065</text:p>
          </table:table-cell>
          <table:table-cell office:value-type="float" office:value="0.05365">
            <text:p>0.05365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20]+[.C20]*[.H20] +([.E20]/([.F20]+[.G20]))*[.D20]" office:value-type="float" office:value="0.74164819605">
            <text:p>0.741648 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CHE SIZE = 8192</text:p>
          </table:table-cell>
          <table:table-cell office:value-type="string">
            <text:p>HIT TIME L1</text:p>
          </table:table-cell>
          <table:table-cell table:number-columns-repeated="102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198581">
            <text:p>0.198581</text:p>
          </table:table-cell>
          <table:table-cell office:value-type="float" office:value="0.03912">
            <text:p>0.03912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23]+[.C23]*[.H23] +([.E23]/([.F23]+[.G23]))*[.D23]" office:value-type="float" office:value="0.74276328424">
            <text:p>0.742763 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6383">
            <text:p>0.16383</text:p>
          </table:table-cell>
          <table:table-cell office:value-type="float" office:value="0.067">
            <text:p>0.067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24]+[.C24]*[.H24] +([.E24]/([.F24]+[.G24]))*[.D24]" office:value-type="float" office:value="0.724131859">
            <text:p>0.724132 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94195">
            <text:p>0.194195</text:p>
          </table:table-cell>
          <table:table-cell office:value-type="float" office:value="0.04734">
            <text:p>0.04734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25]+[.C25]*[.H25] +([.E25]/([.F25]+[.G25]))*[.D25]" office:value-type="float" office:value="0.74312989918">
            <text:p>0.743130 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11173">
            <text:p>0.211173</text:p>
          </table:table-cell>
          <table:table-cell office:value-type="float" office:value="0.04247">
            <text:p>0.04247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26]+[.C26]*[.H26] +([.E26]/([.F26]+[.G26]))*[.D26]" office:value-type="float" office:value="0.75729217719">
            <text:p>0.757292 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12911">
            <text:p>0.212911</text:p>
          </table:table-cell>
          <table:table-cell office:value-type="float" office:value="0.03954">
            <text:p>0.03954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27]+[.C27]*[.H27] +([.E27]/([.F27]+[.G27]))*[.D27]" office:value-type="float" office:value="0.75733611858">
            <text:p>0.757336 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CHE SIZE = 16384</text:p>
          </table:table-cell>
          <table:table-cell office:value-type="string">
            <text:p>HIT TIME L1</text:p>
          </table:table-cell>
          <table:table-cell table:number-columns-repeated="1022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205608">
            <text:p>0.205608</text:p>
          </table:table-cell>
          <table:table-cell office:value-type="float" office:value="0.02634">
            <text:p>0.02634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30]+[.C30]*[.H30] +([.E30]/([.F30]+[.G30]))*[.D30]" office:value-type="float" office:value="0.74240118218">
            <text:p>0.742401 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98417">
            <text:p>0.198417</text:p>
          </table:table-cell>
          <table:table-cell office:value-type="float" office:value="0.04609">
            <text:p>0.04609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31]+[.C31]*[.H31] +([.E31]/([.F31]+[.G31]))*[.D31]" office:value-type="float" office:value="0.74662917793">
            <text:p>0.746629 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3917">
            <text:p>0.223917</text:p>
          </table:table-cell>
          <table:table-cell office:value-type="float" office:value="0.03384">
            <text:p>0.03384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32]+[.C32]*[.H32] +([.E32]/([.F32]+[.G32]))*[.D32]" office:value-type="float" office:value="0.76504650968">
            <text:p>0.765047 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33936">
            <text:p>0.233936</text:p>
          </table:table-cell>
          <table:table-cell office:value-type="float" office:value="0.02832">
            <text:p>0.02832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33]+[.C33]*[.H33] +([.E33]/([.F33]+[.G33]))*[.D33]" office:value-type="float" office:value="0.77187397264">
            <text:p>0.771874 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54354">
            <text:p>0.254354</text:p>
          </table:table-cell>
          <table:table-cell office:value-type="float" office:value="0.02774">
            <text:p>0.02774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34]+[.C34]*[.H34] +([.E34]/([.F34]+[.G34]))*[.D34]" office:value-type="float" office:value="0.79195662998">
            <text:p>0.791957 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CHE SIZE = 32768</text:p>
          </table:table-cell>
          <table:table-cell office:value-type="string">
            <text:p>HIT TIME L1</text:p>
          </table:table-cell>
          <table:table-cell table:number-columns-repeated="102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22474">
            <text:p>0.22474</text:p>
          </table:table-cell>
          <table:table-cell office:value-type="float" office:value="0.02624">
            <text:p>0.02624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37]+[.C37]*[.H37] +([.E37]/([.F37]+[.G37]))*[.D37]" office:value-type="float" office:value="0.76147536448">
            <text:p>0.761475 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33353">
            <text:p>0.233353</text:p>
          </table:table-cell>
          <table:table-cell office:value-type="float" office:value="0.03768">
            <text:p>0.03768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38]+[.C38]*[.H38] +([.E38]/([.F38]+[.G38]))*[.D38]" office:value-type="float" office:value="0.77670270936">
            <text:p>0.776703 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62446">
            <text:p>0.262446</text:p>
          </table:table-cell>
          <table:table-cell office:value-type="float" office:value="0.02881">
            <text:p>0.02881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39]+[.C39]*[.H39] +([.E39]/([.F39]+[.G39]))*[.D39]" office:value-type="float" office:value="0.80066727937">
            <text:p>0.800667 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7125">
            <text:p>0.27125</text:p>
          </table:table-cell>
          <table:table-cell office:value-type="float" office:value="0.0264">
            <text:p>0.0264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40]+[.C40]*[.H40] +([.E40]/([.F40]+[.G40]))*[.D40]" office:value-type="float" office:value="0.8080778728">
            <text:p>0.808078 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88511">
            <text:p>0.288511</text:p>
          </table:table-cell>
          <table:table-cell office:value-type="float" office:value="0.02625">
            <text:p>0.02625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41]+[.C41]*[.H41] +([.E41]/([.F41]+[.G41]))*[.D41]" office:value-type="float" office:value="0.82525214625">
            <text:p>0.825252 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CHE SIZE = 65536</text:p>
          </table:table-cell>
          <table:table-cell office:value-type="string">
            <text:p>HIT TIME L1</text:p>
          </table:table-cell>
          <table:table-cell office:value-type="string">
            <text:p>L1 MISS RATE</text:p>
          </table:table-cell>
          <table:table-cell office:value-type="string">
            <text:p>MISS PENALTY</text:p>
          </table:table-cell>
          <table:table-cell office:value-type="string">
            <text:p>L2 READ MISS</text:p>
          </table:table-cell>
          <table:table-cell office:value-type="string">
            <text:p>L1 READ</text:p>
          </table:table-cell>
          <table:table-cell office:value-type="string">
            <text:p>L1 WRITE</text:p>
          </table:table-cell>
          <table:table-cell office:value-type="string">
            <text:p>L2 HIT</text:p>
          </table:table-cell>
          <table:table-cell table:style-name="Default" table:formula="of:=[.B44]+[.C44]*[.H44] +( [.E43]/([.F43]+[.G43]))*d1i2" office:value-type="float" office:value="0">
            <text:p>#VALUE!</text:p>
          </table:table-cell>
          <table:table-cell table:number-columns-repeated="1015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244227">
            <text:p>0.244227</text:p>
          </table:table-cell>
          <table:table-cell office:value-type="float" office:value="0.02583">
            <text:p>0.02583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office:value-type="float" office:value="0.81277938">
            <text:p>0.812779 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33353">
            <text:p>0.233353</text:p>
          </table:table-cell>
          <table:table-cell office:value-type="float" office:value="0.03292">
            <text:p>0.03292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office:value-type="float" office:value="0.83522">
            <text:p>0.835220 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443">
            <text:p>0.2443</text:p>
          </table:table-cell>
          <table:table-cell office:value-type="float" office:value="0.02713">
            <text:p>0.02713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office:value-type="float" office:value="0.8379">
            <text:p>0.837900 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48918">
            <text:p>0.248918</text:p>
          </table:table-cell>
          <table:table-cell office:value-type="float" office:value="0.02595">
            <text:p>0.02595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office:value-type="float" office:value="0.85604">
            <text:p>0.856040 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49319">
            <text:p>0.249319</text:p>
          </table:table-cell>
          <table:table-cell office:value-type="float" office:value="0.02589">
            <text:p>0.02589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office:value-type="float" office:value="0.87774">
            <text:p>0.877740 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CHE SIZE = 131072</text:p>
          </table:table-cell>
          <table:table-cell office:value-type="string">
            <text:p>HIT TIME L1</text:p>
          </table:table-cell>
          <table:table-cell office:value-type="string">
            <text:p>L1 MISS RATE</text:p>
          </table:table-cell>
          <table:table-cell office:value-type="string">
            <text:p>MISS PENALTY</text:p>
          </table:table-cell>
          <table:table-cell office:value-type="string">
            <text:p>L2 READ MISS</text:p>
          </table:table-cell>
          <table:table-cell office:value-type="string">
            <text:p>L1 READ</text:p>
          </table:table-cell>
          <table:table-cell office:value-type="string">
            <text:p>L1 WRITE</text:p>
          </table:table-cell>
          <table:table-cell office:value-type="string">
            <text:p>L2 HIT</text:p>
          </table:table-cell>
          <table:table-cell table:style-name="Default" table:formula="of:=[.B51]+[.C51]*[.H51] +( [.E50]/([.F50]+[.G50]))*d1i2" office:value-type="float" office:value="0">
            <text:p>#VALUE!</text:p>
          </table:table-cell>
          <table:table-cell table:number-columns-repeated="1015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322486">
            <text:p>0.322486</text:p>
          </table:table-cell>
          <table:table-cell office:value-type="float" office:value="0.02582">
            <text:p>0.02582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51]+[.C51]*[.H51] +([.E51]/([.F51]+[.G51]))*[.D51]" office:value-type="float" office:value="0.85897853014">
            <text:p>0.858979 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668">
            <text:p>0.3668</text:p>
          </table:table-cell>
          <table:table-cell office:value-type="float" office:value="0.03233">
            <text:p>0.03233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52]+[.C52]*[.H52] +([.E52]/([.F52]+[.G52]))*[.D52]" office:value-type="float" office:value="0.90705646241">
            <text:p>0.907056 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74603">
            <text:p>0.374603</text:p>
          </table:table-cell>
          <table:table-cell office:value-type="float" office:value="0.0259">
            <text:p>0.0259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53]+[.C53]*[.H53] +([.E53]/([.F53]+[.G53]))*[.D53]" office:value-type="float" office:value="0.9111417843">
            <text:p>0.911142 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8028">
            <text:p>0.38028</text:p>
          </table:table-cell>
          <table:table-cell office:value-type="float" office:value="0.02582">
            <text:p>0.02582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54]+[.C54]*[.H54] +([.E54]/([.F54]+[.G54]))*[.D54]" office:value-type="float" office:value="0.91677253014">
            <text:p>0.916773 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401236">
            <text:p>0.401236</text:p>
          </table:table-cell>
          <table:table-cell office:value-type="float" office:value="0.02582">
            <text:p>0.02582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55]+[.C55]*[.H55] +([.E55]/([.F55]+[.G55]))*[.D55]" office:value-type="float" office:value="0.93772853014">
            <text:p>0.937729 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CHE SIZE =262144</text:p>
          </table:table-cell>
          <table:table-cell office:value-type="string">
            <text:p>HIT TIME L1</text:p>
          </table:table-cell>
          <table:table-cell office:value-type="string">
            <text:p>L1 MISS RATE</text:p>
          </table:table-cell>
          <table:table-cell office:value-type="string">
            <text:p>MISS PENALTY</text:p>
          </table:table-cell>
          <table:table-cell office:value-type="string">
            <text:p>L2 READ MISS</text:p>
          </table:table-cell>
          <table:table-cell office:value-type="string">
            <text:p>L1 READ</text:p>
          </table:table-cell>
          <table:table-cell office:value-type="string">
            <text:p>L1 WRITE</text:p>
          </table:table-cell>
          <table:table-cell office:value-type="string">
            <text:p>L2 HIT</text:p>
          </table:table-cell>
          <table:table-cell table:style-name="Default" table:formula="of:=[.B58]+[.C58]*[.H58] +( [.E57]/([.F57]+[.G57]))*d1i2" office:value-type="float" office:value="0">
            <text:p>#VALUE!</text:p>
          </table:table-cell>
          <table:table-cell table:number-columns-repeated="1015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396009">
            <text:p>0.396009</text:p>
          </table:table-cell>
          <table:table-cell office:value-type="float" office:value="0.02584">
            <text:p>0.02584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58]+[.C58]*[.H58] +([.E58]/([.F58]+[.G58]))*[.D58]" office:value-type="float" office:value="0.93251309368">
            <text:p>0.932513 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43812">
            <text:p>0.443812</text:p>
          </table:table-cell>
          <table:table-cell office:value-type="float" office:value="0.02584">
            <text:p>0.02584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59]+[.C59]*[.H59] +([.E59]/([.F59]+[.G59]))*[.D59]" office:value-type="float" office:value="0.98031609368">
            <text:p>0.980316 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45929">
            <text:p>0.445929</text:p>
          </table:table-cell>
          <table:table-cell office:value-type="float" office:value="0.02582">
            <text:p>0.02582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60]+[.C60]*[.H60] +([.E60]/([.F60]+[.G60]))*[.D60]" office:value-type="float" office:value="0.98242153014">
            <text:p>0.982422 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57685">
            <text:p>0.457685</text:p>
          </table:table-cell>
          <table:table-cell office:value-type="float" office:value="0.02582">
            <text:p>0.02582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61]+[.C61]*[.H61] +([.E61]/([.F61]+[.G61]))*[.D61]" office:value-type="float" office:value="0.99417753014">
            <text:p>0.994178 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458925">
            <text:p>0.458925</text:p>
          </table:table-cell>
          <table:table-cell office:value-type="float" office:value="0.02582">
            <text:p>0.02582</text:p>
          </table:table-cell>
          <table:table-cell office:value-type="float" office:value="20.2">
            <text:p>20.2</text:p>
          </table:table-cell>
          <table:table-cell office:value-type="float" office:value="2582">
            <text:p>2582</text:p>
          </table:table-cell>
          <table:table-cell office:value-type="float" office:value="63640">
            <text:p>63640</text:p>
          </table:table-cell>
          <table:table-cell office:value-type="float" office:value="36360">
            <text:p>36360</text:p>
          </table:table-cell>
          <table:table-cell office:value-type="float" office:value="0.578177">
            <text:p>0.578177</text:p>
          </table:table-cell>
          <table:table-cell table:formula="of:=[.B62]+[.C62]*[.H62] +([.E62]/([.F62]+[.G62]))*[.D62]" office:value-type="float" office:value="0.99541753014">
            <text:p>0.995418 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F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56235">
            <text:p>0.756235</text:p>
          </table:table-cell>
          <table:table-cell office:value-type="float" office:value="0.748215">
            <text:p>0.748215</text:p>
          </table:table-cell>
          <table:table-cell office:value-type="float" office:value="0.752106">
            <text:p>0.752106</text:p>
          </table:table-cell>
          <table:table-cell office:value-type="float" office:value="0.75089">
            <text:p>0.75089</text:p>
          </table:table-cell>
          <table:table-cell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formula="of:=[.I9]" office:value-type="float" office:value="0.7493054822">
            <text:p>0.7493054822</text:p>
          </table:table-cell>
          <table:table-cell table:formula="of:=[.I10]" office:value-type="float" office:value="0.73607386998">
            <text:p>0.73607387</text:p>
          </table:table-cell>
          <table:table-cell table:formula="of:=[.I11]" office:value-type="float" office:value="0.74520088378">
            <text:p>0.7452008838</text:p>
          </table:table-cell>
          <table:table-cell table:formula="of:=[.I12]" office:value-type="float" office:value="0.73169219094">
            <text:p>0.7316921909</text:p>
          </table:table-cell>
          <table:table-cell table:formula="of:=[.I13]" office:value-type="float" office:value="0.75468487213">
            <text:p>0.7546848721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formula="of:=[.I16]" office:value-type="float" office:value="0.7330739438">
            <text:p>0.7330739438</text:p>
          </table:table-cell>
          <table:table-cell table:formula="of:=[.I17]" office:value-type="float" office:value="0.72648499009">
            <text:p>0.7264849901</text:p>
          </table:table-cell>
          <table:table-cell table:formula="of:=[.I18]" office:value-type="float" office:value="0.74622016456">
            <text:p>0.7462201646</text:p>
          </table:table-cell>
          <table:table-cell table:formula="of:=[.I19]" office:value-type="float" office:value="0.74189336584">
            <text:p>0.7418933658</text:p>
          </table:table-cell>
          <table:table-cell table:formula="of:=[.I20]" office:value-type="float" office:value="0.74164819605">
            <text:p>0.7416481961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formula="of:=[.I23]" office:value-type="float" office:value="0.74276328424">
            <text:p>0.7427632842</text:p>
          </table:table-cell>
          <table:table-cell table:formula="of:=[.I24]" office:value-type="float" office:value="0.724131859">
            <text:p>0.724131859</text:p>
          </table:table-cell>
          <table:table-cell table:formula="of:=[.I25]" office:value-type="float" office:value="0.74312989918">
            <text:p>0.7431298992</text:p>
          </table:table-cell>
          <table:table-cell table:formula="of:=[.I26]" office:value-type="float" office:value="0.75729217719">
            <text:p>0.7572921772</text:p>
          </table:table-cell>
          <table:table-cell table:formula="of:=[.I27]" office:value-type="float" office:value="0.75733611858">
            <text:p>0.757336118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formula="of:=[.I30]" office:value-type="float" office:value="0.74240118218">
            <text:p>0.7424011822</text:p>
          </table:table-cell>
          <table:table-cell table:formula="of:=[.I31]" office:value-type="float" office:value="0.74662917793">
            <text:p>0.7466291779</text:p>
          </table:table-cell>
          <table:table-cell table:formula="of:=[.I32]" office:value-type="float" office:value="0.76504650968">
            <text:p>0.7650465097</text:p>
          </table:table-cell>
          <table:table-cell table:formula="of:=[.I33]" office:value-type="float" office:value="0.77187397264">
            <text:p>0.7718739726</text:p>
          </table:table-cell>
          <table:table-cell table:formula="of:=[.I34]" office:value-type="float" office:value="0.79195662998">
            <text:p>0.79195663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formula="of:=[.I37]" office:value-type="float" office:value="0.76147536448">
            <text:p>0.7614753645</text:p>
          </table:table-cell>
          <table:table-cell table:formula="of:=[.I38]" office:value-type="float" office:value="0.77670270936">
            <text:p>0.7767027094</text:p>
          </table:table-cell>
          <table:table-cell table:formula="of:=[.I39]" office:value-type="float" office:value="0.80066727937">
            <text:p>0.8006672794</text:p>
          </table:table-cell>
          <table:table-cell table:formula="of:=[.I40]" office:value-type="float" office:value="0.8080778728">
            <text:p>0.8080778728</text:p>
          </table:table-cell>
          <table:table-cell table:formula="of:=[.I41]" office:value-type="float" office:value="0.82525214625">
            <text:p>0.8252521463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formula="of:=[.I44]" office:value-type="float" office:value="0.81277938">
            <text:p>0.81277938</text:p>
          </table:table-cell>
          <table:table-cell table:formula="of:=[.I45]" office:value-type="float" office:value="0.83522">
            <text:p>0.83522</text:p>
          </table:table-cell>
          <table:table-cell table:formula="of:=[.I46]" office:value-type="float" office:value="0.8379">
            <text:p>0.8379</text:p>
          </table:table-cell>
          <table:table-cell table:formula="of:=[.I47]" office:value-type="float" office:value="0.85604">
            <text:p>0.85604</text:p>
          </table:table-cell>
          <table:table-cell table:formula="of:=[.I48]" office:value-type="float" office:value="0.87774">
            <text:p>0.87774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formula="of:=[.I51]" office:value-type="float" office:value="0.85897853014">
            <text:p>0.8589785301</text:p>
          </table:table-cell>
          <table:table-cell table:formula="of:=[.I52]" office:value-type="float" office:value="0.90705646241">
            <text:p>0.9070564624</text:p>
          </table:table-cell>
          <table:table-cell table:formula="of:=[.I53]" office:value-type="float" office:value="0.9111417843">
            <text:p>0.9111417843</text:p>
          </table:table-cell>
          <table:table-cell table:formula="of:=[.I54]" office:value-type="float" office:value="0.91677253014">
            <text:p>0.9167725301</text:p>
          </table:table-cell>
          <table:table-cell table:formula="of:=[.I55]" office:value-type="float" office:value="0.93772853014">
            <text:p>0.9377285301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formula="of:=[.I58]" office:value-type="float" office:value="0.93251309368">
            <text:p>0.9325130937</text:p>
          </table:table-cell>
          <table:table-cell table:formula="of:=[.I59]" office:value-type="float" office:value="0.98031609368">
            <text:p>0.9803160937</text:p>
          </table:table-cell>
          <table:table-cell table:formula="of:=[.I60]" office:value-type="float" office:value="0.98242153014">
            <text:p>0.9824215301</text:p>
          </table:table-cell>
          <table:table-cell table:formula="of:=[.I61]" office:value-type="float" office:value="0.99417753014">
            <text:p>0.9941775301</text:p>
          </table:table-cell>
          <table:table-cell table:formula="of:=[.I62]" office:value-type="float" office:value="0.99541753014">
            <text:p>0.9954175301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Subtracting with optimal value of Graph 2 = 0.737676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>
            <text:p>F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style-name="ce1" table:formula="of:=IF(ABS([.B67]-0.737676)&lt;0.0365;([.B67]-0.737676);0)" office:value-type="float" office:value="0.018559">
            <text:p>0.018559</text:p>
          </table:table-cell>
          <table:table-cell table:style-name="ce1" table:formula="of:=IF(ABS([.C67]-0.737676)&lt;0.0365;([.C67]-0.737676);0)" office:value-type="float" office:value="0.010539">
            <text:p>0.010539</text:p>
          </table:table-cell>
          <table:table-cell table:style-name="ce1" table:formula="of:=IF(ABS([.D67]-0.737676)&lt;0.0365;([.D67]-0.737676);0)" office:value-type="float" office:value="0.0144299999999999">
            <text:p>0.01443</text:p>
          </table:table-cell>
          <table:table-cell table:style-name="ce1" table:formula="of:=IF(ABS([.E67]-0.737676)&lt;0.0365;([.E67]-0.737676);0)" office:value-type="float" office:value="0.0132140000000001">
            <text:p>0.013214</text:p>
          </table:table-cell>
          <table:table-cell table:style-name="ce1" table:formula="of:=IF(ABS([.F67]-0.737676)&lt;0.0365;([.F67]-0.737676);0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style-name="ce1" table:formula="of:=IF(ABS([.B68]-0.737676)&lt;0.0365;([.B68]-0.737676);0)" office:value-type="float" office:value="0.0116294821999999">
            <text:p>0.0116294822</text:p>
          </table:table-cell>
          <table:table-cell table:style-name="ce1" table:formula="of:=IF(ABS([.C68]-0.737676)&lt;0.0365;([.C68]-0.737676);0)" office:value-type="float" office:value="-0.00160213002000009">
            <text:p>-0.00160213</text:p>
          </table:table-cell>
          <table:table-cell table:style-name="ce1" table:formula="of:=IF(ABS([.D68]-0.737676)&lt;0.0365;([.D68]-0.737676);0)" office:value-type="float" office:value="0.00752488377999994">
            <text:p>0.0075248838</text:p>
          </table:table-cell>
          <table:table-cell table:style-name="ce1" table:formula="of:=IF(ABS([.E68]-0.737676)&lt;0.0365;([.E68]-0.737676);0)" office:value-type="float" office:value="-0.00598380906000007">
            <text:p>-0.0059838091</text:p>
          </table:table-cell>
          <table:table-cell table:style-name="ce1" table:formula="of:=IF(ABS([.F68]-0.737676)&lt;0.0365;([.F68]-0.737676);0)" office:value-type="float" office:value="0.0170088721299999">
            <text:p>0.0170088721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style-name="ce1" table:formula="of:=IF(ABS([.B69]-0.737676)&lt;0.0365;([.B69]-0.737676);0)" office:value-type="float" office:value="-0.00460205620000009">
            <text:p>-0.0046020562</text:p>
          </table:table-cell>
          <table:table-cell table:style-name="ce1" table:formula="of:=IF(ABS([.C69]-0.737676)&lt;0.0365;([.C69]-0.737676);0)" office:value-type="float" office:value="-0.0111910099100001">
            <text:p>-0.0111910099</text:p>
          </table:table-cell>
          <table:table-cell table:style-name="ce1" table:formula="of:=IF(ABS([.D69]-0.737676)&lt;0.0365;([.D69]-0.737676);0)" office:value-type="float" office:value="0.00854416455999996">
            <text:p>0.0085441646</text:p>
          </table:table-cell>
          <table:table-cell table:style-name="ce1" table:formula="of:=IF(ABS([.E69]-0.737676)&lt;0.0365;([.E69]-0.737676);0)" office:value-type="float" office:value="0.00421736583999988">
            <text:p>0.0042173658</text:p>
          </table:table-cell>
          <table:table-cell table:style-name="ce1" table:formula="of:=IF(ABS([.F69]-0.737676)&lt;0.0365;([.F69]-0.737676);0)" office:value-type="float" office:value="0.00397219604999988">
            <text:p>0.00397219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style-name="ce1" table:formula="of:=IF(ABS([.B70]-0.737676)&lt;0.0365;([.B70]-0.737676);0)" office:value-type="float" office:value="0.00508728423999993">
            <text:p>0.0050872842</text:p>
          </table:table-cell>
          <table:table-cell table:style-name="ce1" table:formula="of:=IF(ABS([.C70]-0.737676)&lt;0.0365;([.C70]-0.737676);0)" office:value-type="float" office:value="-0.0135441410000001">
            <text:p>-0.013544141</text:p>
          </table:table-cell>
          <table:table-cell table:style-name="ce1" table:formula="of:=IF(ABS([.D70]-0.737676)&lt;0.0365;([.D70]-0.737676);0)" office:value-type="float" office:value="0.00545389917999994">
            <text:p>0.0054538992</text:p>
          </table:table-cell>
          <table:table-cell table:style-name="ce1" table:formula="of:=IF(ABS([.E70]-0.737676)&lt;0.0365;([.E70]-0.737676);0)" office:value-type="float" office:value="0.0196161771899999">
            <text:p>0.0196161772</text:p>
          </table:table-cell>
          <table:table-cell table:style-name="ce1" table:formula="of:=IF(ABS([.F70]-0.737676)&lt;0.0365;([.F70]-0.737676);0)" office:value-type="float" office:value="0.0196601185799999">
            <text:p>0.019660118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style-name="ce1" table:formula="of:=IF(ABS([.B71]-0.737676)&lt;0.0365;([.B71]-0.737676);0)" office:value-type="float" office:value="0.00472518217999984">
            <text:p>0.0047251822</text:p>
          </table:table-cell>
          <table:table-cell table:style-name="ce1" table:formula="of:=IF(ABS([.C71]-0.737676)&lt;0.0365;([.C71]-0.737676);0)" office:value-type="float" office:value="0.00895317792999983">
            <text:p>0.0089531779</text:p>
          </table:table-cell>
          <table:table-cell table:style-name="ce1" table:formula="of:=IF(ABS([.D71]-0.737676)&lt;0.0365;([.D71]-0.737676);0)" office:value-type="float" office:value="0.0273705096799999">
            <text:p>0.0273705097</text:p>
          </table:table-cell>
          <table:table-cell table:style-name="ce1" table:formula="of:=IF(ABS([.E71]-0.737676)&lt;0.0365;([.E71]-0.737676);0)" office:value-type="float" office:value="0.0341979726399999">
            <text:p>0.0341979726</text:p>
          </table:table-cell>
          <table:table-cell table:style-name="ce1" table:formula="of:=IF(ABS([.F71]-0.737676)&lt;0.0365;([.F71]-0.737676);0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style-name="ce1" table:formula="of:=IF(ABS([.B72]-0.737676)&lt;0.0365;([.B72]-0.737676);0)" office:value-type="float" office:value="0.02379936448">
            <text:p>0.0237993645</text:p>
          </table:table-cell>
          <table:table-cell table:style-name="ce1" table:formula="of:=IF(ABS([.C72]-0.737676)&lt;0.0365;([.C72]-0.737676);0)" office:value-type="float" office:value="0">
            <text:p>0</text:p>
          </table:table-cell>
          <table:table-cell table:style-name="ce1" table:formula="of:=IF(ABS([.D72]-0.737676)&lt;0.0365;([.D72]-0.737676);0)" office:value-type="float" office:value="0">
            <text:p>0</text:p>
          </table:table-cell>
          <table:table-cell table:style-name="ce1" table:formula="of:=IF(ABS([.E72]-0.737676)&lt;0.0365;([.E72]-0.737676);0)" office:value-type="float" office:value="0">
            <text:p>0</text:p>
          </table:table-cell>
          <table:table-cell table:style-name="ce1" table:formula="of:=IF(ABS([.F72]-0.737676)&lt;0.0365;([.F72]-0.737676);0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style-name="ce1" table:formula="of:=IF(ABS([.B73]-0.737676)&lt;0.0365;([.B73]-0.737676);0)" office:value-type="float" office:value="0">
            <text:p>0</text:p>
          </table:table-cell>
          <table:table-cell table:style-name="ce1" table:formula="of:=IF(ABS([.C73]-0.737676)&lt;0.0365;([.C73]-0.737676);0)" office:value-type="float" office:value="0">
            <text:p>0</text:p>
          </table:table-cell>
          <table:table-cell table:style-name="ce1" table:formula="of:=IF(ABS([.D73]-0.737676)&lt;0.0365;([.D73]-0.737676);0)" office:value-type="float" office:value="0">
            <text:p>0</text:p>
          </table:table-cell>
          <table:table-cell table:style-name="ce1" table:formula="of:=IF(ABS([.E73]-0.737676)&lt;0.0365;([.E73]-0.737676);0)" office:value-type="float" office:value="0">
            <text:p>0</text:p>
          </table:table-cell>
          <table:table-cell table:style-name="ce1" table:formula="of:=IF(ABS([.F73]-0.737676)&lt;0.0365;([.F73]-0.737676);0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style-name="ce1" table:formula="of:=IF(ABS([.B74]-0.737676)&lt;0.0365;([.B74]-0.737676);0)" office:value-type="float" office:value="0">
            <text:p>0</text:p>
          </table:table-cell>
          <table:table-cell table:style-name="ce1" table:formula="of:=IF(ABS([.C74]-0.737676)&lt;0.0365;([.C74]-0.737676);0)" office:value-type="float" office:value="0">
            <text:p>0</text:p>
          </table:table-cell>
          <table:table-cell table:style-name="ce1" table:formula="of:=IF(ABS([.D74]-0.737676)&lt;0.0365;([.D74]-0.737676);0)" office:value-type="float" office:value="0">
            <text:p>0</text:p>
          </table:table-cell>
          <table:table-cell table:style-name="ce1" table:formula="of:=IF(ABS([.E74]-0.737676)&lt;0.0365;([.E74]-0.737676);0)" office:value-type="float" office:value="0">
            <text:p>0</text:p>
          </table:table-cell>
          <table:table-cell table:style-name="ce1" table:formula="of:=IF(ABS([.F74]-0.737676)&lt;0.0365;([.F74]-0.737676);0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1" table:formula="of:=IF(ABS([.B75]-0.737676)&lt;0.0365;([.B75]-0.737676);0)" office:value-type="float" office:value="0">
            <text:p>0</text:p>
          </table:table-cell>
          <table:table-cell table:style-name="ce1" table:formula="of:=IF(ABS([.C75]-0.737676)&lt;0.0365;([.C75]-0.737676);0)" office:value-type="float" office:value="0">
            <text:p>0</text:p>
          </table:table-cell>
          <table:table-cell table:style-name="ce1" table:formula="of:=IF(ABS([.D75]-0.737676)&lt;0.0365;([.D75]-0.737676);0)" office:value-type="float" office:value="0">
            <text:p>0</text:p>
          </table:table-cell>
          <table:table-cell table:style-name="ce1" table:formula="of:=IF(ABS([.E75]-0.737676)&lt;0.0365;([.E75]-0.737676);0)" office:value-type="float" office:value="0">
            <text:p>0</text:p>
          </table:table-cell>
          <table:table-cell table:style-name="ce1" table:formula="of:=IF(ABS([.F75]-0.737676)&lt;0.0365;([.F75]-0.737676);0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1015"/>
        </table:table-row>
      </table:table>
      <table:table table:name="Sheet2" table:style-name="ta2">
        <table:table-column table:style-name="co10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0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6P0" style:volatile="true" number:language="en" number:country="US">
      <number:number number:decimal-places="6" number:min-integer-digits="1" number:grouping="true"/>
      <number:text> </number:text>
    </number:number-style>
    <number:number-style style:name="N5156" number:language="en" number:country="US">
      <style:text-properties fo:color="#ff0000"/>
      <number:text>(</number:text>
      <number:number number:decimal-places="6" number:min-integer-digits="1" number:grouping="true"/>
      <number:text>)</number:text>
      <style:map style:condition="value()&gt;=0" style:apply-style-name="N5156P0"/>
    </number:number-style>
    <number:number-style style:name="N5157P0" style:volatile="true" number:language="en" number:country="US">
      <number:number number:decimal-places="0" number:min-integer-digits="1" number:grouping="true"/>
      <number:text> </number:text>
    </number:number-style>
    <number:number-style style:name="N515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57P0"/>
    </number:number-style>
    <number:number-style style:name="N5158P0" style:volatile="true" number:language="en" number:country="US">
      <number:number number:decimal-places="2" number:min-integer-digits="1" number:grouping="true"/>
      <number:text> </number:text>
    </number:number-style>
    <number:number-style style:name="N515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58P0"/>
    </number:number-style>
    <number:currency-style style:name="N515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9P0"/>
    </number:currency-style>
    <number:currency-style style:name="N5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6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60P0"/>
    </number:currency-style>
    <number:currency-style style:name="N516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6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61P0"/>
    </number:currency-style>
    <number:currency-style style:name="N516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6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62P0"/>
    </number:currency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3/05/2012</text:date>, <text:time>15:3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editing-duration>PT1H55M1S</meta:editing-duration>
    <meta:editing-cycles>6</meta:editing-cycles>
    <meta:creation-date>2012-03-05T13:26:36</meta:creation-date>
    <meta:initial-creator>Munawira Kotyad</meta:initial-creator>
    <dc:date>2012-03-05T15:37:07</dc:date>
    <dc:creator>Munawira Kotyad</dc:creator>
    <meta:document-statistic meta:table-count="3" meta:cell-count="5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sort-by-x-values="true" chart:right-angled-axes="true"/>
    </style:style>
    <style:style style:name="ch6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5000">
      <style:chart-properties chart:display-label="true" chart:logarithmic="false" chart:minimum="0.6" chart:maximum="1.1" chart:interval-major="0.1" chart:interval-minor-divisor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5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500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5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500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7cm" svg:height="8.994cm" xlink:href=".." xlink:type="simple" chart:class="chart:scatter" chart:style-name="ch1">
        <chart:title svg:x="3.747cm" svg:y="0.355cm" chart:style-name="ch2">
          <text:p>Average Access Time vs log2( Cache Size)</text:p>
        </chart:title>
        <chart:subtitle svg:x="5.327cm" svg:y="1.134cm" chart:style-name="ch3">
          <text:p>With L2 = 512KB, Assoc = 8</text:p>
        </chart:subtitle>
        <chart:legend chart:legend-position="end" svg:x="14.203cm" svg:y="3.202cm" style:legend-expansion="high" chart:style-name="ch4"/>
        <chart:plot-area chart:style-name="ch5" table:cell-range-address="Sheet1.A66:Sheet1.F75" chart:data-source-has-labels="row" svg:x="1.56cm" svg:y="2.138cm" svg:width="12.23cm" svg:height="5.515cm">
          <chartooo:coordinate-region svg:x="2.287cm" svg:y="2.337cm" svg:width="11.317cm" svg:height="4.67cm"/>
          <chart:axis chart:dimension="x" chart:name="primary-x" chart:style-name="ch6">
            <chart:title svg:x="6.361cm" svg:y="7.832cm" chart:style-name="ch7">
              <text:p>log2(Cache Size)</text:p>
            </chart:title>
          </chart:axis>
          <chart:axis chart:dimension="y" chart:name="primary-y" chart:style-name="ch8">
            <chart:title svg:x="0.681cm" svg:y="6.513cm" chart:style-name="ch9">
              <text:p>Average Access Time</text:p>
            </chart:title>
            <chart:grid chart:style-name="ch10" chart:class="major"/>
          </chart:axis>
          <chart:series chart:style-name="ch11" chart:values-cell-range-address="Sheet1.B67:Sheet1.B75" chart:label-cell-address="Sheet1.B66:Sheet1.B66" chart:class="chart:scatter">
            <chart:domain table:cell-range-address="Sheet1.A67:Sheet1.A75"/>
            <chart:data-point chart:repeated="9"/>
          </chart:series>
          <chart:series chart:style-name="ch12" chart:values-cell-range-address="Sheet1.C67:Sheet1.C75" chart:label-cell-address="Sheet1.C66:Sheet1.C66" chart:class="chart:scatter">
            <chart:data-point chart:repeated="9"/>
          </chart:series>
          <chart:series chart:style-name="ch13" chart:values-cell-range-address="Sheet1.D67:Sheet1.D75" chart:label-cell-address="Sheet1.D66:Sheet1.D66" chart:class="chart:scatter">
            <chart:data-point chart:repeated="9"/>
          </chart:series>
          <chart:series chart:style-name="ch14" chart:values-cell-range-address="Sheet1.E67:Sheet1.E75" chart:label-cell-address="Sheet1.E66:Sheet1.E66" chart:class="chart:scatter">
            <chart:data-point chart:repeated="9"/>
          </chart:series>
          <chart:series chart:style-name="ch15" chart:values-cell-range-address="Sheet1.F67:Sheet1.F75" chart:label-cell-address="Sheet1.F66:Sheet1.F66" chart:class="chart:scatte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A</text:p>
                <draw:g>
                  <svg:desc>Sheet1.B66:Sheet1.B66</svg:desc>
                </draw:g>
              </table:table-cell>
              <table:table-cell office:value-type="string">
                <text:p>1</text:p>
                <draw:g>
                  <svg:desc>Sheet1.C66:Sheet1.C66</svg:desc>
                </draw:g>
              </table:table-cell>
              <table:table-cell office:value-type="string">
                <text:p>2</text:p>
                <draw:g>
                  <svg:desc>Sheet1.D66:Sheet1.D66</svg:desc>
                </draw:g>
              </table:table-cell>
              <table:table-cell office:value-type="string">
                <text:p>4</text:p>
                <draw:g>
                  <svg:desc>Sheet1.E66:Sheet1.E66</svg:desc>
                </draw:g>
              </table:table-cell>
              <table:table-cell office:value-type="string">
                <text:p>8</text:p>
                <draw:g>
                  <svg:desc>Sheet1.F66:Sheet1.F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67:Sheet1.A75</svg:desc>
                </draw:g>
              </table:table-cell>
              <table:table-cell office:value-type="float" office:value="0.756235">
                <text:p>0.756235</text:p>
                <draw:g>
                  <svg:desc>Sheet1.B67:Sheet1.B75</svg:desc>
                </draw:g>
              </table:table-cell>
              <table:table-cell office:value-type="float" office:value="0.748215">
                <text:p>0.748215</text:p>
                <draw:g>
                  <svg:desc>Sheet1.C67:Sheet1.C75</svg:desc>
                </draw:g>
              </table:table-cell>
              <table:table-cell office:value-type="float" office:value="0.752106">
                <text:p>0.752106</text:p>
                <draw:g>
                  <svg:desc>Sheet1.D67:Sheet1.D75</svg:desc>
                </draw:g>
              </table:table-cell>
              <table:table-cell office:value-type="float" office:value="0.75089">
                <text:p>0.75089</text:p>
                <draw:g>
                  <svg:desc>Sheet1.E67:Sheet1.E75</svg:desc>
                </draw:g>
              </table:table-cell>
              <table:table-cell office:value-type="float" office:value="NaN">
                <text:p>NaN</text:p>
                <draw:g>
                  <svg:desc>Sheet1.F67:Sheet1.F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7493054822">
                <text:p>0.7493054822</text:p>
              </table:table-cell>
              <table:table-cell office:value-type="float" office:value="0.73607386998">
                <text:p>0.73607386998</text:p>
              </table:table-cell>
              <table:table-cell office:value-type="float" office:value="0.74520088378">
                <text:p>0.74520088378</text:p>
              </table:table-cell>
              <table:table-cell office:value-type="float" office:value="0.73169219094">
                <text:p>0.73169219094</text:p>
              </table:table-cell>
              <table:table-cell office:value-type="float" office:value="0.75468487213">
                <text:p>0.75468487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7330739438">
                <text:p>0.7330739438</text:p>
              </table:table-cell>
              <table:table-cell office:value-type="float" office:value="0.72648499009">
                <text:p>0.72648499009</text:p>
              </table:table-cell>
              <table:table-cell office:value-type="float" office:value="0.74622016456">
                <text:p>0.74622016456</text:p>
              </table:table-cell>
              <table:table-cell office:value-type="float" office:value="0.74189336584">
                <text:p>0.74189336584</text:p>
              </table:table-cell>
              <table:table-cell office:value-type="float" office:value="0.74164819605">
                <text:p>0.74164819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74276328424">
                <text:p>0.74276328424</text:p>
              </table:table-cell>
              <table:table-cell office:value-type="float" office:value="0.724131859">
                <text:p>0.724131859</text:p>
              </table:table-cell>
              <table:table-cell office:value-type="float" office:value="0.74312989918">
                <text:p>0.74312989918</text:p>
              </table:table-cell>
              <table:table-cell office:value-type="float" office:value="0.75729217719">
                <text:p>0.75729217719</text:p>
              </table:table-cell>
              <table:table-cell office:value-type="float" office:value="0.75733611858">
                <text:p>0.75733611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74240118218">
                <text:p>0.74240118218</text:p>
              </table:table-cell>
              <table:table-cell office:value-type="float" office:value="0.74662917793">
                <text:p>0.74662917793</text:p>
              </table:table-cell>
              <table:table-cell office:value-type="float" office:value="0.76504650968">
                <text:p>0.76504650968</text:p>
              </table:table-cell>
              <table:table-cell office:value-type="float" office:value="0.77187397264">
                <text:p>0.77187397264</text:p>
              </table:table-cell>
              <table:table-cell office:value-type="float" office:value="0.79195662998">
                <text:p>0.79195662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76147536448">
                <text:p>0.76147536448</text:p>
              </table:table-cell>
              <table:table-cell office:value-type="float" office:value="0.77670270936">
                <text:p>0.77670270936</text:p>
              </table:table-cell>
              <table:table-cell office:value-type="float" office:value="0.80066727937">
                <text:p>0.80066727937</text:p>
              </table:table-cell>
              <table:table-cell office:value-type="float" office:value="0.8080778728">
                <text:p>0.8080778728</text:p>
              </table:table-cell>
              <table:table-cell office:value-type="float" office:value="0.82525214625">
                <text:p>0.82525214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81277938">
                <text:p>0.81277938</text:p>
              </table:table-cell>
              <table:table-cell office:value-type="float" office:value="0.83522">
                <text:p>0.83522</text:p>
              </table:table-cell>
              <table:table-cell office:value-type="float" office:value="0.8379">
                <text:p>0.8379</text:p>
              </table:table-cell>
              <table:table-cell office:value-type="float" office:value="0.85604">
                <text:p>0.85604</text:p>
              </table:table-cell>
              <table:table-cell office:value-type="float" office:value="0.87774">
                <text:p>0.87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85897853014">
                <text:p>0.85897853014</text:p>
              </table:table-cell>
              <table:table-cell office:value-type="float" office:value="0.90705646241">
                <text:p>0.90705646241</text:p>
              </table:table-cell>
              <table:table-cell office:value-type="float" office:value="0.9111417843">
                <text:p>0.9111417843</text:p>
              </table:table-cell>
              <table:table-cell office:value-type="float" office:value="0.91677253014">
                <text:p>0.91677253014</text:p>
              </table:table-cell>
              <table:table-cell office:value-type="float" office:value="0.93772853014">
                <text:p>0.93772853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93251309368">
                <text:p>0.93251309368</text:p>
              </table:table-cell>
              <table:table-cell office:value-type="float" office:value="0.98031609368">
                <text:p>0.98031609368</text:p>
              </table:table-cell>
              <table:table-cell office:value-type="float" office:value="0.98242153014">
                <text:p>0.98242153014</text:p>
              </table:table-cell>
              <table:table-cell office:value-type="float" office:value="0.99417753014">
                <text:p>0.99417753014</text:p>
              </table:table-cell>
              <table:table-cell office:value-type="float" office:value="0.99541753014">
                <text:p>0.99541753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